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73"/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TOTAL: </text:p>
          </table:table-cell>
          <table:table-cell table:style-name="ce5" office:value-type="string" calcext:value-type="string">
            <text:p>Hours</text:p>
          </table:table-cell>
          <table:table-cell table:number-columns-repeated="3"/>
          <table:table-cell table:style-name="ce5" office:value-type="string" calcext:value-type="string">
            <text:p>REMAINING:</text:p>
          </table:table-cell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Days</text:p>
          </table:table-cell>
          <table:table-cell/>
        </table:table-row>
        <table:table-row table:style-name="ro1">
          <table:table-cell/>
          <table:table-cell table:style-name="ce1" table:formula="of:=SUM([.G5:.G101])" office:value-type="float" office:value="258.5" calcext:value-type="float">
            <text:p>258.5</text:p>
          </table:table-cell>
          <table:table-cell table:number-columns-repeated="4"/>
          <table:table-cell table:formula="of:=(486-[.B2])" office:value-type="float" office:value="227.5" calcext:value-type="float">
            <text:p>227.5</text:p>
          </table:table-cell>
          <table:table-cell table:formula="of:=([.G2]/8)" office:value-type="float" office:value="28.4375" calcext:value-type="float">
            <text:p>28.437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Time-In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TR</text:p>
          </table:table-cell>
          <table:table-cell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1" office:value-type="string" calcext:value-type="string">
            <text:p>FEB</text:p>
          </table:table-cell>
          <table:table-cell table:style-name="ce3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4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7T07:49:44" calcext:value-type="date">
            <text:p>2025-02-27 07:49:44</text:p>
          </table:table-cell>
          <table:table-cell table:style-name="ce4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8T07:54:47" calcext:value-type="date">
            <text:p>2025-02-28 07:54:47</text:p>
          </table:table-cell>
          <table:table-cell table:style-name="ce4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1" office:value-type="string" calcext:value-type="string">
            <text:p>MARCH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3T07:49:01" calcext:value-type="date">
            <text:p>2025-03-03 07:49:01</text:p>
          </table:table-cell>
          <table:table-cell table:style-name="ce4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4T07:53:12" calcext:value-type="date">
            <text:p>2025-03-04 07:53:12</text:p>
          </table:table-cell>
          <table:table-cell table:style-name="ce4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6T07:49:09" calcext:value-type="date">
            <text:p>2025-03-06 07:49:09</text:p>
          </table:table-cell>
          <table:table-cell table:style-name="ce4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7T07:52:15" calcext:value-type="date">
            <text:p>2025-03-07 07:52:15</text:p>
          </table:table-cell>
          <table:table-cell table:style-name="ce4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0T07:50:41" calcext:value-type="date">
            <text:p>2025-03-10 07:50:41</text:p>
          </table:table-cell>
          <table:table-cell table:style-name="ce4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2T07:43:54" calcext:value-type="date">
            <text:p>2025-03-12 07:43:54</text:p>
          </table:table-cell>
          <table:table-cell table:style-name="ce4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3T07:49:32" calcext:value-type="date">
            <text:p>2025-03-13 07:49:32</text:p>
          </table:table-cell>
          <table:table-cell table:style-name="ce4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4T07:52:41" calcext:value-type="date">
            <text:p>2025-03-14 07:52:41</text:p>
          </table:table-cell>
          <table:table-cell table:style-name="ce4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nak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8T07:45:20" calcext:value-type="date">
            <text:p>2025-03-18 07:45:20</text:p>
          </table:table-cell>
          <table:table-cell table:style-name="ce4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9T07:38:46" calcext:value-type="date">
            <text:p>2025-03-19 07:38:46</text:p>
          </table:table-cell>
          <table:table-cell table:style-name="ce4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0T07:47:10" calcext:value-type="date">
            <text:p>2025-03-20 07:47:10</text:p>
          </table:table-cell>
          <table:table-cell table:style-name="ce4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1T07:56:03" calcext:value-type="date">
            <text:p>2025-03-21 07:56:03</text:p>
          </table:table-cell>
          <table:table-cell table:style-name="ce4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4T09:46:00" calcext:value-type="date">
            <text:p>2025-03-24 09:46:00</text:p>
          </table:table-cell>
          <table:table-cell table:style-name="ce4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OT</text:p>
          </table:table-cell>
          <table:table-cell office:value-type="string" calcext:value-type="string">
            <text:p>Orig: 6.2333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5T07:14:49" calcext:value-type="date">
            <text:p>2025-03-25 07:14:49</text:p>
          </table:table-cell>
          <table:table-cell table:style-name="ce4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6T08:03:36" calcext:value-type="date">
            <text:p>2025-03-26 08:03:36</text:p>
          </table:table-cell>
          <table:table-cell table:style-name="ce4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7T07:56:01" calcext:value-type="date">
            <text:p>2025-03-27 07:56:01</text:p>
          </table:table-cell>
          <table:table-cell table:style-name="ce4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8T07:31:31" calcext:value-type="date">
            <text:p>2025-03-28 07:31:31</text:p>
          </table:table-cell>
          <table:table-cell table:style-name="ce4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31T07:47:26" calcext:value-type="date">
            <text:p>2025-03-31 07:47:26</text:p>
          </table:table-cell>
          <table:table-cell table:style-name="ce4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PRIL</text:p>
          </table:table-cell>
          <table:table-cell table:style-name="ce3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10" office:value-type="string" calcext:value-type="string">
            <text:p>NON-WORKING HOLIDAY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2T07:58:18" calcext:value-type="date">
            <text:p>2025-04-02 07:58:18</text:p>
          </table:table-cell>
          <table:table-cell table:style-name="ce4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3T07:31:07" calcext:value-type="date">
            <text:p>2025-04-03 07:31:07</text:p>
          </table:table-cell>
          <table:table-cell table:style-name="ce4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8T07:41:43" calcext:value-type="date">
            <text:p>2025-04-08 07:41:43</text:p>
          </table:table-cell>
          <table:table-cell table:style-name="ce4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*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0T07:51:26" calcext:value-type="date">
            <text:p>2025-04-10 07:51:26</text:p>
          </table:table-cell>
          <table:table-cell table:style-name="ce4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-00-0000</text:date>, <text:time style:data-style-name="N2" text:time-value="14:07:53.766478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4-15T14:12:44.520418184</dc:date>
    <meta:editing-duration>PT32M48S</meta:editing-duration>
    <meta:editing-cycles>15</meta:editing-cycles>
    <meta:generator>LibreOffice/24.2.7.2$Linux_X86_64 LibreOffice_project/420$Build-2</meta:generator>
    <meta:document-statistic meta:table-count="1" meta:cell-count="229" meta:object-count="0"/>
  </office:meta>
</office:document-meta>
</file>